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justify" style:justify-single-word="false"/>
      <style:text-properties style:font-name="Times New Roman" officeooo:paragraph-rsid="0014a651"/>
    </style:style>
    <style:style style:name="P3" style:family="paragraph" style:parent-style-name="Heading_20_1">
      <style:paragraph-properties fo:text-align="justify" style:justify-single-word="false"/>
      <style:text-properties style:font-name="Times New Roman" officeooo:paragraph-rsid="0014a651"/>
    </style:style>
    <style:style style:name="P4" style:family="paragraph" style:parent-style-name="Heading_20_1">
      <style:paragraph-properties fo:text-align="justify" style:justify-single-word="false"/>
      <style:text-properties officeooo:paragraph-rsid="0014a651"/>
    </style:style>
    <style:style style:name="P5" style:family="paragraph" style:parent-style-name="Standard">
      <style:paragraph-properties fo:text-align="justify" style:justify-single-word="false"/>
      <style:text-properties style:font-name="Times New Roman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paragraph-rsid="0014a651"/>
    </style:style>
    <style:style style:name="P7" style:family="paragraph" style:parent-style-name="Text_20_body">
      <style:paragraph-properties fo:text-align="justify" style:justify-single-word="false"/>
      <style:text-properties style:font-name="Times New Roman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T1" style:family="text">
      <style:text-properties officeooo:rsid="0016a0f3"/>
    </style:style>
    <style:style style:name="T2" style:family="text">
      <style:text-properties style:font-name="Times New Roman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Содержание</text:p>
          </text:index-title>
          <text:p text:style-name="P1"><text:a xlink:type="simple" xlink:href="#__RefHeading___Toc86_63257577" text:style-name="Index_20_Link" text:visited-style-name="Index_20_Link">Введение<text:tab/>1</text:a></text:p>
          <text:p text:style-name="P1"><text:a xlink:type="simple" xlink:href="#__RefHeading___Toc105_63257577" text:style-name="Index_20_Link" text:visited-style-name="Index_20_Link">Актуальность темы<text:tab/>1</text:a></text:p>
          <text:p text:style-name="P1"><text:a xlink:type="simple" xlink:href="#__RefHeading___Toc88_63257577" text:style-name="Index_20_Link" text:visited-style-name="Index_20_Link">Глава 1. Анализ предметной области и постановка задачи<text:tab/>1</text:a></text:p>
          <text:p text:style-name="P1"><text:a xlink:type="simple" xlink:href="#__RefHeading___Toc90_63257577" text:style-name="Index_20_Link" text:visited-style-name="Index_20_Link">Глава 2. Проектирование информационной системы<text:tab/>1</text:a></text:p>
          <text:p text:style-name="P1"><text:a xlink:type="simple" xlink:href="#__RefHeading___Toc92_63257577" text:style-name="Index_20_Link" text:visited-style-name="Index_20_Link">Глава 3. Реализация системы<text:tab/>1</text:a></text:p>
          <text:p text:style-name="P1"><text:a xlink:type="simple" xlink:href="#__RefHeading___Toc94_63257577" text:style-name="Index_20_Link" text:visited-style-name="Index_20_Link">Глава 4. Экономическое обоснование<text:tab/>2</text:a></text:p>
          <text:p text:style-name="P1"><text:a xlink:type="simple" xlink:href="#__RefHeading___Toc96_63257577" text:style-name="Index_20_Link" text:visited-style-name="Index_20_Link">Глава 5. Защита данных и безопасность<text:tab/>2</text:a></text:p>
          <text:p text:style-name="P1"><text:a xlink:type="simple" xlink:href="#__RefHeading___Toc98_63257577" text:style-name="Index_20_Link" text:visited-style-name="Index_20_Link">Заключение<text:tab/>2</text:a></text:p>
          <text:p text:style-name="P1"><text:a xlink:type="simple" xlink:href="#__RefHeading___Toc100_63257577" text:style-name="Index_20_Link" text:visited-style-name="Index_20_Link">Список литературы<text:tab/>2</text:a></text:p>
          <text:p text:style-name="P1"><text:a xlink:type="simple" xlink:href="#__RefHeading___Toc102_63257577" text:style-name="Index_20_Link" text:visited-style-name="Index_20_Link">Приложения<text:tab/>2</text:a></text:p>
        </text:index-body>
      </text:table-of-content>
      <text:h text:style-name="Heading_20_1" text:outline-level="1"/>
      <text:h text:style-name="Heading_20_1" text:outline-level="1"><text:bookmark-start text:name="__RefHeading___Toc86_63257577"/>Введение<text:bookmark-end text:name="__RefHeading___Toc86_63257577"/></text:h>
      <text:h text:style-name="Heading_20_1" text:outline-level="1"><text:bookmark-start text:name="__RefHeading___Toc105_63257577"/>Актуальность темы<text:bookmark-end text:name="__RefHeading___Toc105_63257577"/></text:h>
      <text:p text:style-name="P7">Развитие онлайн-аукционов в последние годы стало глобальным трендом, однако в России подобные площадки, специализирующиеся на нумизматике, остаются малоразвитыми. Большинство торгов монетами происходит через форумы, соцсети или локальные клубы, что не обеспечивает прозрачности, безопасности и удобства для участников. Создание специализированной информационной системы для онлайн-торгов позволит структурировать этот рынок, предоставив коллекционерам и инвесторам надежный инструмент для покупки и продажи монет.</text:p>
      <text:p text:style-name="Text_20_body">Кроме того, такая система может стать важным ценовым ориентиром для розничных продавцов. Поскольку аукционные цены отражают реальный спрос, магазины и частные продавцы смогут использовать данные о завершенных торгах для формирования справедливой стоимости монет. Это особенно актуально для редких экземпляров, где цена часто определяется аукционной конкуренцией. Также система даст нумизматическому сообществу возможность приобретать монеты до их попадания в массовую розницу, что особенно ценно для коллекционеров, ищущих раритеты.</text:p>
      <text:p text:style-name="Text_20_body">Еще одним важным аспектом является автоматизация процессов проверки подлинности и истории лотов. В отличие от стихийных торгов, система может интегрировать экспертные оценки, сертификаты и историю предыдущих владельцев, снижая риски мошенничества. В перспективе это повысит доверие к рынку и привлечет новых участников, включая иностранных коллекционеров. Таким образом, разработка специализированной платформы для онлайн-торгов <text:soft-page-break/>монетами отвечает потребностям рынка и способствует его дальнейшему развитию.</text:p>
      <text:p text:style-name="P5"/>
      <text:p text:style-name="P2"/>
      <text:h text:style-name="P4" text:outline-level="1"><text:bookmark-start text:name="__RefHeading___Toc88_63257577"/><text:span text:style-name="T2">Глава 1. Анализ предметной области и постановка задачи</text:span><text:bookmark-end text:name="__RefHeading___Toc88_63257577"/></text:h>
      <text:h text:style-name="Heading_20_3" text:outline-level="3"><text:span text:style-name="Strong_20_Emphasis">1.1 Общая характеристика онлайн-торгов</text:span></text:h>
      <text:p text:style-name="Text_20_body">Онлайн-торги представляют собой процесс купли-продажи товаров или услуг в формате аукциона с использованием интернет-технологий. Данный формат становится все более популярным благодаря высокой доступности, прозрачности и возможности привлечения широкой аудитории участников вне зависимости от их географического положения.</text:p>
      <text:p text:style-name="Text_20_body">Современные онлайн-аукционы подразделяются на несколько видов:</text:p>
      <text:list text:style-name="L1">
        <text:list-item>
          <text:p text:style-name="P8"><text:span text:style-name="Strong_20_Emphasis">Английский аукцион</text:span> — классическая форма, при которой участники поочередно повышают ставки до тех пор, пока не останется один победитель;</text:p>
        </text:list-item>
        <text:list-item>
          <text:p text:style-name="P8"><text:span text:style-name="Strong_20_Emphasis">Голландский аукцион</text:span> — цена начинается с высокой и постепенно снижается до тех пор, пока кто-то не согласится на покупку;</text:p>
        </text:list-item>
        <text:list-item>
          <text:p text:style-name="P8"><text:span text:style-name="Strong_20_Emphasis">Обратный аукцион</text:span> — используется чаще в сфере услуг, когда заказчики публикуют запрос, а исполнители соревнуются, снижая стоимость выполнения;</text:p>
        </text:list-item>
        <text:list-item>
          <text:p text:style-name="P8"><text:span text:style-name="Strong_20_Emphasis">Закрытый аукцион</text:span> — участники делают ставки вслепую, не видя предложений конкурентов.</text:p>
        </text:list-item>
      </text:list>
      <text:p text:style-name="Text_20_body">На рынке электронной коммерции существует множество платформ, реализующих аукционные механизмы. Наиболее известными являются:</text:p>
      <text:list text:style-name="L2">
        <text:list-item>
          <text:p text:style-name="P9"><text:span text:style-name="Strong_20_Emphasis">eBay</text:span> — глобальный онлайн-аукцион с множеством категорий товаров, включая антиквариат и коллекционные предметы;</text:p>
        </text:list-item>
        <text:list-item>
          <text:p text:style-name="P9"><text:span text:style-name="Strong_20_Emphasis">Catawiki</text:span> — специализированная платформа для торгов предметами коллекционирования, включая монеты, марки, произведения искусства;</text:p>
        </text:list-item>
        <text:list-item>
          <text:p text:style-name="P9"><text:span text:style-name="Strong_20_Emphasis">Yahoo! Auctions</text:span>, <text:span text:style-name="Strong_20_Emphasis">Heritage Auctions</text:span>, и другие — более узкоспециализированные платформы, часто ориентированные на локальные рынки.</text:p>
        </text:list-item>
      </text:list>
      <text:p text:style-name="Text_20_body">Онлайн-аукционы обладают рядом преимуществ:</text:p>
      <text:list text:style-name="L3">
        <text:list-item>
          <text:p text:style-name="P10">Упрощение логистики и документооборота;</text:p>
        </text:list-item>
        <text:list-item>
          <text:p text:style-name="P10"><text:soft-page-break/>Автоматизация всех этапов торгов;</text:p>
        </text:list-item>
        <text:list-item>
          <text:p text:style-name="P10">Возможность точной фиксации ставок и времени;</text:p>
        </text:list-item>
        <text:list-item>
          <text:p text:style-name="P10">Обширный выбор лотов для покупателей и широкая аудитория для продавцов.</text:p>
        </text:list-item>
      </text:list>
      <text:p text:style-name="Text_20_body">Тем не менее, у данного подхода существуют и определённые недостатки:</text:p>
      <text:list text:style-name="L4">
        <text:list-item>
          <text:p text:style-name="P11">Вероятность мошенничества при отсутствии верификации участников;</text:p>
        </text:list-item>
        <text:list-item>
          <text:p text:style-name="P11">Проблемы с подлинностью товаров;</text:p>
        </text:list-item>
        <text:list-item>
          <text:p text:style-name="P11">Зависимость от технической стабильности платформы;</text:p>
        </text:list-item>
        <text:list-item>
          <text:p text:style-name="P11">Необходимость обеспечения кибербезопасности.</text:p>
        </text:list-item>
      </text:list>
      <text:p text:style-name="Text_20_body">В сфере нумизматики аукционы особенно востребованы, так как они позволяют формировать справедливую рыночную цену за счёт конкурентных ставок. Однако при отсутствии специализированной платформы торги часто происходят стихийно — на форумах, в социальных сетях или через личные сообщения, что снижает уровень доверия к сделкам и затрудняет привлечение новых участников.</text:p>
      <text:p text:style-name="Text_20_body">Разработка специализированной онлайн-системы торгов, учитывающей особенности нумизматического рынка, становится актуальной задачей для цифровизации данной ниши.</text:p>
      <text:h text:style-name="Heading_20_3" text:outline-level="3"><text:span text:style-name="Strong_20_Emphasis">1.2 Особенности и проблемы проведения торгов по монетам</text:span></text:h>
      <text:p text:style-name="Text_20_body">Торги нумизматическими объектами — это узкоспециализированный сегмент аукционного рынка, который имеет ряд уникальных характеристик, отличающих его от других видов онлайн-торгов. Монеты являются не только предметом коллекционирования, но и потенциальным объектом инвестиций, что требует от участников рынка высокой точности, прозрачности и доверия.</text:p>
      <text:h text:style-name="Heading_20_4" text:outline-level="4"><text:span text:style-name="Strong_20_Emphasis">Особенности торгов по монетам:</text:span></text:h>
      <text:list text:style-name="L5">
        <text:list-item>
          <text:p text:style-name="P12"><text:span text:style-name="Strong_20_Emphasis">Уникальность лотов.</text:span><text:line-break/>Каждая монета обладает определённой степенью уникальности, зависящей от года выпуска, номинала, состояния (грейда), наличия браков, редкости и исторической ценности. Это делает ценообразование особенно чувствительным к качеству описания и визуальному представлению.</text:p>
        </text:list-item>
        <text:list-item>
          <text:p text:style-name="P12"><text:span text:style-name="Strong_20_Emphasis">Необходимость экспертной оценки.</text:span><text:line-break/>В отличие от массовых товаров, определить стоимость и подлинность <text:soft-page-break/>монеты может только специалист. Поэтому доверие к платформе сильно зависит от возможности привлечения экспертов или предоставления сертификатов.</text:p>
        </text:list-item>
        <text:list-item>
          <text:p text:style-name="P12"><text:span text:style-name="Strong_20_Emphasis">Высокая вероятность подделок.</text:span><text:line-break/>На рынке нумизматики распространены фальшивки, реплики и копии, которые могут быть визуально неотличимы от оригиналов без глубокого анализа. Это создаёт дополнительные риски для покупателей.</text:p>
        </text:list-item>
        <text:list-item>
          <text:p text:style-name="P12"><text:span text:style-name="Strong_20_Emphasis">Часто — ограниченный круг участников.</text:span><text:line-break/>Торги монетами, особенно редкими, проводятся в узком кругу коллекционеров и заинтересованных лиц. Такие торги требуют тонкой настройки интерфейса и коммуникаций для профессиональной аудитории.</text:p>
        </text:list-item>
        <text:list-item>
          <text:p text:style-name="P12"><text:span text:style-name="Strong_20_Emphasis">Ценность истории объекта.</text:span><text:line-break/>Происхождение монеты, её владельцы, участие в предыдущих аукционах могут значительно влиять на её стоимость.</text:p>
        </text:list-item>
      </text:list>
      <text:h text:style-name="Heading_20_3" text:outline-level="3"><text:span text:style-name="Strong_20_Emphasis">Проблемы, возникающие при существующих подходах:</text:span></text:h>
      <text:list text:style-name="L6">
        <text:list-item>
          <text:p text:style-name="P13"><text:span text:style-name="Strong_20_Emphasis">Отсутствие централизованной платформы.</text:span><text:line-break/>Большинство торгов в России происходит через форумы, Telegram-чаты, социальные сети, что не позволяет обеспечить контроль, безопасность и единые стандарты.</text:p>
        </text:list-item>
        <text:list-item>
          <text:p text:style-name="P13"><text:span text:style-name="Strong_20_Emphasis">Недостаточная прозрачность.</text:span><text:line-break/>Часто ставки размещаются вручную, без фиксации времени, что создаёт возможность манипуляций.</text:p>
        </text:list-item>
        <text:list-item>
          <text:p text:style-name="P13"><text:span text:style-name="Strong_20_Emphasis">Отсутствие автоматизации.</text:span><text:line-break/>Закрытие торгов, уведомления участникам, определение победителя — всё это зачастую делается вручную, что снижает эффективность и вызывает споры.</text:p>
        </text:list-item>
        <text:list-item>
          <text:p text:style-name="P13"><text:span text:style-name="Strong_20_Emphasis">Нет гарантий безопасности сделки.</text:span><text:line-break/>В отсутствие механизмов верификации и защиты интересов сторон, сделки могут срываться, а участники — сталкиваться с мошенничеством.</text:p>
        </text:list-item>
        <text:list-item>
          <text:p text:style-name="P13"><text:span text:style-name="Strong_20_Emphasis">Слабая правовая защищенность.</text:span><text:line-break/>Так как большинство торгов проводится вне регулируемых площадок, отсутствует юридическая база для решения споров.</text:p>
        </text:list-item>
      </text:list>
      <text:p text:style-name="Text_20_body">Таким образом, несмотря на высокий интерес к нумизматическим торгам, текущие методы их проведения не соответствуют современным требованиям безопасности, автоматизации и пользовательского удобства. Эти проблемы <text:soft-page-break/>могут быть решены за счёт внедрения специализированной информационной системы, учитывающей особенности предметной области</text:p>
      <text:p text:style-name="P2">1.3 Анализ существующих решений</text:p>
      <text:p text:style-name="P2">1.4 Требования к системе</text:p>
      <text:p text:style-name="P2">1.5 Постановка задачи</text:p>
      <text:h text:style-name="P3" text:outline-level="1"><text:bookmark-start text:name="__RefHeading___Toc90_63257577"/>Глава 2. Проектирование информационной системы<text:bookmark-end text:name="__RefHeading___Toc90_63257577"/></text:h>
      <text:p text:style-name="P2">2.1 Архитектура системы</text:p>
      <text:p text:style-name="P2">2.2 Модель данных</text:p>
      <text:p text:style-name="P2">2.3 Диаграмма компонентов</text:p>
      <text:p text:style-name="P2">2.4 Бизнес-логика и пользовательские сценарии</text:p>
      <text:p text:style-name="P2">2.5 Безопасность и авторизация</text:p>
      <text:h text:style-name="P3" text:outline-level="1"><text:bookmark-start text:name="__RefHeading___Toc92_63257577"/>Глава 3. Реализация системы<text:bookmark-end text:name="__RefHeading___Toc92_63257577"/></text:h>
      <text:p text:style-name="P2">3.1 Используемые технологии</text:p>
      <text:p text:style-name="P2">3.2 Основные модули системы</text:p>
      <text:p text:style-name="P2">3.3 Примеры REST-запросов</text:p>
      <text:p text:style-name="P2">3.4 Скриншоты пользовательского интерфейса</text:p>
      <text:p text:style-name="P2">3.5 Тестирование и отладка</text:p>
      <text:h text:style-name="P3" text:outline-level="1"><text:bookmark-start text:name="__RefHeading___Toc94_63257577"/>Глава 4. Экономическое обоснование<text:bookmark-end text:name="__RefHeading___Toc94_63257577"/></text:h>
      <text:p text:style-name="P2">4.1 Расчёт затрат на разработку</text:p>
      <text:p text:style-name="P2">4.2 Оценка стоимости системы</text:p>
      <text:p text:style-name="P2">4.3 Сравнение с альтернативами</text:p>
      <text:p text:style-name="P2">4.4 Риски и способы их минимизации</text:p>
      <text:h text:style-name="P3" text:outline-level="1"><text:bookmark-start text:name="__RefHeading___Toc96_63257577"/>Глава 5. Защита данных и безопасность<text:bookmark-end text:name="__RefHeading___Toc96_63257577"/></text:h>
      <text:p text:style-name="P2">5.1 Актуальные угрозы</text:p>
      <text:p text:style-name="P2">5.2 Средства защиты</text:p>
      <text:p text:style-name="P2">5.3 Регламент хранения и обработки данных</text:p>
      <text:h text:style-name="P3" text:outline-level="1"><text:bookmark-start text:name="__RefHeading___Toc98_63257577"/>Заключение<text:bookmark-end text:name="__RefHeading___Toc98_63257577"/></text:h>
      <text:p text:style-name="P2">Выводы по результатам работы</text:p>
      <text:p text:style-name="P2">Достигнутые цели</text:p>
      <text:p text:style-name="P2">Возможности развития проекта</text:p>
      <text:h text:style-name="P3" text:outline-level="1"><text:bookmark-start text:name="__RefHeading___Toc100_63257577"/>Список литературы<text:bookmark-end text:name="__RefHeading___Toc100_63257577"/></text:h>
      <text:h text:style-name="P3" text:outline-level="1"><text:bookmark-start text:name="__RefHeading___Toc102_63257577"/>Приложения<text:bookmark-end text:name="__RefHeading___Toc102_63257577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Times New Roman" fo:font-family="'Times New Roman'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6:57:19.019708424</meta:creation-date>
    <meta:generator>LibreOffice/24.2.7.2$Linux_X86_64 LibreOffice_project/420$Build-2</meta:generator>
    <dc:date>2025-04-22T19:23:29.637640731</dc:date>
    <meta:editing-duration>PT26M17S</meta:editing-duration>
    <meta:editing-cycles>5</meta:editing-cycles>
    <meta:document-statistic meta:table-count="0" meta:image-count="0" meta:object-count="0" meta:page-count="5" meta:paragraph-count="85" meta:word-count="970" meta:character-count="7901" meta:non-whitespace-character-count="7029"/>
  </office:meta>
</office:document-meta>
</file>